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Standard">
      <style:text-properties fo:font-weight="normal" style:font-weight-asian="normal" style:font-weight-complex="normal"/>
    </style:style>
    <style:style style:name="P4" style:family="paragraph" style:parent-style-name="Standard" style:list-style-name="L1">
      <style:text-properties fo:font-weight="normal" style:font-weight-asian="normal" style:font-weight-complex="normal"/>
    </style:style>
    <style:style style:name="P5" style:family="paragraph" style:parent-style-name="Standard" style:list-style-name="L2">
      <style:text-properties fo:font-weight="normal" style:font-weight-asian="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text-underline-style="solid" style:text-underline-width="auto" style:text-underline-color="font-color"/>
    </style:style>
    <style:style style:name="T4" style:family="text">
      <style:text-properties style:text-underline-style="none"/>
    </style:style>
    <style:style style:name="T5" style:family="text">
      <style:text-properties style:text-position="super 58%" fo:font-style="normal" style:font-style-asian="normal" style:font-style-complex="normal"/>
    </style:style>
    <style:style style:name="T6" style:family="text">
      <style:text-properties style:text-position="super 58%" fo:font-weight="normal" style:font-weight-asian="normal" style:font-weight-complex="normal"/>
    </style:style>
    <style:style style:name="T7" style:family="text">
      <style:text-properties fo:font-style="normal" style:font-style-asian="normal" style:font-style-complex="normal"/>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pan text:style-name="T1">Vertex</text:span>: a basic class to represent a single vertex/node in a graph </text:p>
      <text:p text:style-name="Standard"/>
      <text:p text:style-name="Standard"><text:tab/>Fields: </text:p>
      <text:p text:style-name="Standard"/>
      <text:p text:style-name="Standard"><text:tab/><text:tab/>long int distanceFromInitial: a long integer used in memoizing a graph to build a minimum spanning tree (MST); it is the distance of the shortest path known from some initial node (or LONG_MAX if this Vertex has not yet been memoized) </text:p>
      <text:p text:style-name="Standard"/>
      <text:p text:style-name="Standard"><text:tab/><text:tab/>vector&lt;Vertex*&gt; pathFromInitial: an ordered record of the nodes encountered along the shortest known path from some initial node (with a number of elements equal to distanceFromInitial+1) </text:p>
      <text:p text:style-name="Standard"/>
      <text:p text:style-name="Standard"><text:tab/><text:tab/>vector &lt;Vertex*&gt; neighbors: a set of the neighbors to which this Vertex is connected </text:p>
      <text:p text:style-name="Standard"/>
      <text:p text:style-name="Standard"><text:tab/><text:tab/>long int startTime: a protected field recording the time of this Vertex's creation; should not be accessed directly </text:p>
      <text:p text:style-name="Standard"/>
      <text:p text:style-name="Standard"><text:tab/>Methods: </text:p>
      <text:p text:style-name="Standard"/>
      <text:p text:style-name="Standard"><text:tab/><text:tab/>Vertex() or Vertex(long int startTime): may be either empty or initialized with the time of this Vertex's creation </text:p>
      <text:p text:style-name="Standard"/>
      <text:p text:style-name="Standard"><text:tab/><text:tab/>void addNeighbor(Vertex* neighbor): adds a pointer to another Vertex to this Vertex's set of neighbors, and adds this Vertex to the other Vertex's neighbors </text:p>
      <text:p text:style-name="Standard"/>
      <text:p text:style-name="Standard"><text:tab/><text:tab/>double clusteringCoefficient(): calculates the clustering coefficient (# of links between neighbors / # of possible links between neighbors) of this Vertex </text:p>
      <text:p text:style-name="Standard"/>
      <text:p text:style-name="Standard"><text:tab/><text:tab/>long int getStartTime(): getter method for startTime, as it should not be accessed directly </text:p>
      <text:p text:style-name="Standard"/>
      <text:p text:style-name="Standard"><text:tab/><text:tab/>bool hasNeighbor(Vertex* neighbor): checks that a pointer to Vertex is actually a neighbor of this Vertex</text:p>
      <text:p text:style-name="Standard"/>
      <text:p text:style-name="Standard"><text:tab/><text:tab/>Vertex* getNeighbor(long int i): retrieves a neighboring Vertex* from storage at index i in Vertex::neighbors; should be used instead of neighbors.at(i) to facilitate the use of derived classes</text:p>
      <text:p text:style-name="Standard"/>
      <text:p text:style-name="Standard"><text:span text:style-name="T1">Graph</text:span>: a basic collection of Vertices </text:p>
      <text:p text:style-name="Standard"/>
      <text:p text:style-name="Standard"><text:tab/>Macros:</text:p>
      <text:p text:style-name="Standard"/>
      <text:p text:style-name="Standard"><text:tab/><text:tab/>N: a macro which returns nodes.size()</text:p>
      <text:p text:style-name="Standard"/>
      <text:p text:style-name="Standard"><text:tab/><text:tab/>K(i): a macro which returns the degree of node i, nodes.at(i)-&gt;neighbors.size()</text:p>
      <text:p text:style-name="Standard"/>
      <text:p text:style-name="Standard"><text:tab/>Fields: </text:p>
      <text:p text:style-name="Standard"/>
      <text:p text:style-name="Standard"><text:tab/><text:tab/>vector&lt;Vertex*&gt; nodes: a set of the nodes contained in this Graph </text:p>
      <text:p text:style-name="Standard"/>
      <text:p text:style-name="Standard"><text:tab/>Methods: </text:p>
      <text:p text:style-name="Standard"><text:soft-page-break/></text:p>
      <text:p text:style-name="Standard"><text:tab/><text:tab/>void addNode(Vertex* node): adds a Vertex to the set of nodes </text:p>
      <text:p text:style-name="Standard"/>
      <text:p text:style-name="Standard"><text:tab/><text:tab/>double averagePathLength(): determines the mean length of the shortest path between any two nodes, averaged across all pairs of nodes, by building a MST for each node; each MST is built in its own (temporary) copy of the original graph, which can be handled by one of a number of threads</text:p>
      <text:p text:style-name="Standard"/>
      <text:p text:style-name="Standard"><text:tab/><text:tab/>long int nodesWithDegree(long int k): returns the number of nodes with degree k </text:p>
      <text:p text:style-name="Standard"/>
      <text:p text:style-name="Standard"><text:tab/><text:tab/>double* degreeDistribution(): returns a dynamically allocated array relating the degree of a node (the index) to the proportion of nodes in the graph with that degree (the element); since the theoretical maximum degree is the same as the number of nodes minus one, the size of the array is the same as the number of nodes in the Graph </text:p>
      <text:p text:style-name="Standard"/>
      <text:p text:style-name="Standard"><text:tab/><text:tab/>double averageDegree(): calculates and returns the average (not necessarily integer) degree of the nodes in the Graph </text:p>
      <text:p text:style-name="Standard"/>
      <text:p text:style-name="Standard"><text:tab/><text:tab/>double averageClusteringCoefficient(): multithreaded method which calculates and returns the mean clustering coefficient of the nodes in the Graph using the method Vertex::clusteringCoefficient(); weights each Vertex's contribution by (k * (k-1))/2, where k is the degree of the node, and the expression given is the number of possible connected triples including that node</text:p>
      <text:p text:style-name="Standard"/>
      <text:p text:style-name="Standard"><text:tab/><text:tab/>void insertNode(Vertex* node, long int position): inserts a node at the specified position such that every element in that position and further is moved up by one index </text:p>
      <text:p text:style-name="Standard"/>
      <text:p text:style-name="Standard"><text:tab/><text:tab/>long int indexOf(Vertex* node): finds the index in Graph::nodes of the given Vertex* </text:p>
      <text:p text:style-name="Standard"/>
      <text:p text:style-name="Standard"><text:tab/><text:tab/>Vertex* getNode(long int i): retrieves the node at index I of the containing vector; should be used instead of nodes.at(i) to properly handle classes derived from Vertex in classes derived from Graph</text:p>
      <text:p text:style-name="Standard"/>
      <text:p text:style-name="Standard"><text:tab/><text:tab/>void memoize(Vertex* root): method to memoize the entire Graph (and save the details of the shortest path) using a breadth-first implementation of Djikstra's algorithm</text:p>
      <text:p text:style-name="Standard"/>
      <text:p text:style-name="Standard"><text:tab/><text:tab/>void clean(Vertex* root): method to clean the distanceFromInitial and pathFromInitial data from every node in the Graph</text:p>
      <text:p text:style-name="Standard"/>
      <text:p text:style-name="P1">GrowingNetwork<text:span text:style-name="T2">: an abstract derived class of Graph which incorporates the concepts of time and growth as according to the growing network model put forth by Ozik, Hunt, and Ott in Physical Review E (2004)</text:span></text:p>
      <text:p text:style-name="P2"/>
      <text:p text:style-name="P2"><text:tab/>Fields:</text:p>
      <text:p text:style-name="P2"/>
      <text:p text:style-name="P2"><text:tab/><text:tab/>long int m: the growth parameter; whenever a new node is added, it forms edges with the m closest nodes</text:p>
      <text:p text:style-name="P2"/>
      <text:p text:style-name="P2"><text:tab/><text:tab/>long int time: the GrowingNetwork's current time, used to set Vertex::startTime on node creation; this field should not be accessed directly, and instead should be accessed with the methods <text:soft-page-break/>GrowingNetwork::getTime() and GrowingNetwork::tick()</text:p>
      <text:p text:style-name="P2"/>
      <text:p text:style-name="P2"><text:tab/>Methods:</text:p>
      <text:p text:style-name="P2"/>
      <text:p text:style-name="P2"><text:tab/><text:tab/>long int getTime(): getter method for the time field, which should not be directly accessed</text:p>
      <text:p text:style-name="P2"/>
      <text:p text:style-name="P2"><text:tab/><text:tab/>void tick(): increments the current time, which should not be directly accessed</text:p>
      <text:p text:style-name="P2"/>
      <text:p text:style-name="P2"><text:tab/><text:tab/>void grow(long int n): pure virtual method to grow n new nodes in the graph; implementation will depend on the geometry of the implementing derived class</text:p>
      <text:p text:style-name="P2"/>
      <text:p text:style-name="P2"><text:tab/><text:tab/>long int edgeAge(Vertex* a, Vertex* b): calculates the time difference between the current time and the time at which the edge between a and b was added; returns -1 if no such edge exists</text:p>
      <text:p text:style-name="P2"/>
      <text:p text:style-name="P2"><text:tab/><text:tab/>double* edgeAgeVsConnectivity(): returns a dynamically allocated array relating the age of an edge (the index) to its average connectivity/between-ness/shortcutness (the element), defined as the proportion of shortest paths between pairs of nodes of which it is a part; since the maximum age is the number of nodes minus one, the size of the array is the same as the number of nodes in the GrowingNetwork</text:p>
      <text:p text:style-name="P2"/>
      <text:p text:style-name="P2"><text:tab/><text:tab/>double* edgeAgeVsLinearDistance(): returns a dynamically allocated array relating the age of an edge (the index) to its average linear distance (the element) as defined by the virtual method GrowingNetwork::linearDistance(Vertex* a, Vertex* b); <text:s/>since the maximum age is the number of nodes minus one, the size of the array is the same as the number of nodes in the GrowingNetwork</text:p>
      <text:p text:style-name="P2"/>
      <text:p text:style-name="P2"><text:tab/><text:tab/>double linearDistance(Vertex* a, Vertex* b): pure virtual method to determine the linear distance between two nodes (regardless of connectedness); has arbitrary units</text:p>
      <text:p text:style-name="P2"/>
      <text:p text:style-name="P2"><text:tab/><text:tab/>double* nodeAgeVsDegree(): returns a dynamically allocated array relating the age of a node (the index) to its degree (the element); since the maximum age is the number of nodes minus one, the size of the array is the same as the number of nodes in the GrowingNetwork</text:p>
      <text:p text:style-name="P2"/>
      <text:p text:style-name="P1">GrowingNetwork2D<text:span text:style-name="T2">: an implementation of a growing network in two dimensions such that all nodes are equally spaced on a circle, derived from the abstract class GrowingNetwork; note that this implementation does not simulate actual position, but rather uses indices in the GrowingNetwork2D::nodes field as equally-spaced intervals</text:span></text:p>
      <text:p text:style-name="P2"/>
      <text:p text:style-name="P2"><text:tab/>Fields: no new fields</text:p>
      <text:p text:style-name="P2"/>
      <text:p text:style-name="P2"><text:tab/>Methods:</text:p>
      <text:p text:style-name="P2"/>
      <text:p text:style-name="P2"><text:tab/><text:tab/>GrowingNetwork2D(long int n, long int m): a constructor which begins by placing m+1 nodes in a clique, then growing the remaining n – (m+1) nodes using GrowingNetwork2D::grow(long int n) with parameter n = n – (m+1); also seeds the pseudorandom number generator the first time it is called</text:p>
      <text:p text:style-name="P2"/>
      <text:p text:style-name="P2"><text:tab/><text:tab/>void grow(long int n): grows n additional nodes onto the graph using the following <text:soft-page-break/>algorithm (requires an even value of m):</text:p>
      <text:list xml:id="list1775300647" text:style-name="L1">
        <text:list-item>
          <text:list>
            <text:list-item>
              <text:list>
                <text:list-item>
                  <text:list>
                    <text:list-item>
                      <text:list>
                        <text:list-item>
                          <text:list>
                            <text:list-item>
                              <text:list>
                                <text:list-item>
                                  <text:p text:style-name="P4">select, from a uniform distribution, a random index between zero and the number of nodes in the graph minus one</text:p>
                                </text:list-item>
                                <text:list-item>
                                  <text:p text:style-name="P4">create a new node and insert it at index + 1 using Graph::insertNode(Vertex* node)</text:p>
                                </text:list-item>
                                <text:list-item>
                                  <text:p text:style-name="P4">add edges from the new node to the m/2 nodes before and the m/2 nodes after index + 1</text:p>
                                </text:list-item>
                                <text:list-item>
                                  <text:p text:style-name="P4">repeat until n nodes have been added</text:p>
                                </text:list-item>
                              </text:list>
                            </text:list-item>
                          </text:list>
                        </text:list-item>
                      </text:list>
                    </text:list-item>
                  </text:list>
                </text:list-item>
              </text:list>
            </text:list-item>
          </text:list>
        </text:list-item>
      </text:list>
      <text:p text:style-name="P2"/>
      <text:p text:style-name="P2"><text:tab/><text:tab/>long int edgeArcDistance(Vertex* a, Vertex* b): gives the distance between two Vertices along the arc of the circle on which all nodes lie (in units of inter-node intervals along the circle), but does not check that an edge between them actually exists</text:p>
      <text:p text:style-name="P2"/>
      <text:p text:style-name="P2"><text:tab/><text:tab/>double* edgeAgeVsArcDistance(): returns a dynamically allocated array relating the age of an edge (the index) to its average arc distance (the element) as defined by the method GrowingNetwork2D::edgeArcDistance(Vertex* a, Vertex* b); <text:s/>since the maximum age is the number of nodes minus one, the size of the array is the same as the number of nodes in the GrowingNetwork</text:p>
      <text:p text:style-name="P2"/>
      <text:p text:style-name="P2"><text:tab/><text:tab/>double linearDistance(Vertex* a, Vertex* b): gives the linear distance between two Vertices, using the return value from GrowingNetwork2D::edgeArcDistance(Vertex* a, Vertex* b) to calculate the length of the corresponding chord</text:p>
      <text:p text:style-name="P2"/>
      <text:p text:style-name="P2"><text:tab/><text:tab/>double* edgeArcDistanceDistribution: <text:s/>returns a dynamically allocated array relating the degree of a arc distance of an edge (the index) to the proportion of edges in the GrowingNetwork with that arc distance (the element); since the maximum age is the number of nodes minus one, the array's size is equal to the number of nodes in the GrowingNetwork</text:p>
      <text:p text:style-name="P2"/>
      <text:p text:style-name="P1">SpatialVertex<text:span text:style-name="T2">: a class derived from Vertex which incorporates a position in an arbitray number of dimensions, in an arbitrary coordinate system; it is the responsibility of container classes to impose a common coordinate system and define operations on those coordinates</text:span></text:p>
      <text:p text:style-name="P2"/>
      <text:p text:style-name="P2"><text:tab/>Fields:</text:p>
      <text:p text:style-name="P2"/>
      <text:p text:style-name="P2"><text:tab/><text:tab/>dimension: a record of the dimension of this SpatialVertex; two SpatialVertices with different dimensions cannot be meaningfully compared</text:p>
      <text:p text:style-name="P2"/>
      <text:p text:style-name="P2"><text:tab/><text:tab/>position: an array of floating-point values of length equal to the dimension, storing the components of the position of this SpatialVertex</text:p>
      <text:p text:style-name="P2"/>
      <text:p text:style-name="P2"><text:tab/>Methods:</text:p>
      <text:p text:style-name="P2"/>
      <text:p text:style-name="P2"><text:tab/><text:tab/>SpatialVertex(long int dimension, double* position, long int startTime): must be initialized with a dimension, position array, and starting time</text:p>
      <text:p text:style-name="P2"/>
      <text:p text:style-name="P2"><text:tab/><text:tab/>SpatialVertex* getNeighbor(long int i): overrides Vertex::getNeighbor(long int i) to return an automatically cast pointer to a SpatialVertex*; should be used instead of neighbors.at(i)</text:p>
      <text:p text:style-name="P2"/>
      <text:p text:style-name="P2"><text:tab/><text:tab/>double radialDistance(): calculates the distance from this SpatialVertex to the origin, AKA the zero vector, <text:span text:style-name="T3">0</text:span><text:span text:style-name="T4">.</text:span></text:p>
      <text:p text:style-name="P2"><text:soft-page-break/></text:p>
      <text:p text:style-name="P2"><text:tab/><text:tab/>~SpatialVertex(): this overridden destructor also deletes the position array, which must be dynamically allocated in order to handle arbitrary dimensions</text:p>
      <text:p text:style-name="P2"/>
      <text:p text:style-name="P1">GrowingNetwork3D<text:span text:style-name="T2">: an implementation of a GrowingNetwork such that all nodes are placed on the surface of a sphere, using SpatialVertices and an equalization algorithm to approximate even spacing; </text:span><text:span text:style-name="T2">represented using Cartesian coordinates</text:span></text:p>
      <text:p text:style-name="P2"/>
      <text:p text:style-name="P2"><text:tab/>Macros:</text:p>
      <text:p text:style-name="P2"/>
      <text:p text:style-name="P2"><text:tab/><text:tab/>X(node), Y(node) and Z(node): retrieves the X-, Y-, and Z-component (stored as the zeroth, first, and second element of the position array, respectively) of a SpatialVertex (behavior undefined for SpatialVertices not in a three-dimensional Cartesian coordinate system)</text:p>
      <text:p text:style-name="P2"/>
      <text:p text:style-name="P2"><text:tab/><text:tab/>DEFAULT_RADIUS, DEFAULT_GAMMA, DEFAULT_TOLERANCE, and DEFAULT_ITR: the default parameters to the GrowingNetwork3D constructor, currently set to 1.0, 1.0, 1.0, and 36</text:p>
      <text:p text:style-name="P2"/>
      <text:p text:style-name="P2"><text:tab/><text:tab/>GUIDED_N: the minimum number of nodes that must be in the graph before the tolerance of gradient descent becomes relevant; if there are fewer nodes than this, gradient descent will continue for the maximum number of iterations regardless of potential energy, as the method GrowingNetwork::calculatePotentialEnergy is a poor fit at very small N; the value of this macro is currently 16</text:p>
      <text:p text:style-name="P2"/>
      <text:p text:style-name="P2"><text:tab/>Fields:</text:p>
      <text:p text:style-name="P2"/>
      <text:p text:style-name="P2"><text:tab/><text:tab/>long int DIM: equal to three, as the SpatialVertices will be specified with a triple of Cartesian coordinates, despite the fact that the radius is fixed; intended to be constant</text:p>
      <text:p text:style-name="P2"/>
      <text:p text:style-name="P2"><text:tab/><text:tab/>double radius: the radius of the sphere on the surface of which the nodes lie; currently constant (with a value of 1 set by the constructor), but possibly subject to change</text:p>
      <text:p text:style-name="P2"/>
      <text:p text:style-name="P2"><text:tab/><text:tab/>double baseGam: the value to be used in calculating the gamma parameter to the function GrowingNetwork3D::gradientDescent; defaults to 1.0</text:p>
      <text:p text:style-name="P2"/>
      <text:p text:style-name="P2"><text:tab/><text:tab/>double baseTol: the the value to be used as the tolerance parameter to the function GrowingNetwork3D::gradientDescent; defaults to 0.01</text:p>
      <text:p text:style-name="P2"/>
      <text:p text:style-name="P2"><text:tab/><text:tab/>long int baseItr: the value to be used in calculating the maximum number of iterations in a single call to the function GrowingNetwork3D::gradientDescent; defaults to 36</text:p>
      <text:p text:style-name="P2"/>
      <text:p text:style-name="P2"><text:tab/>Methods:</text:p>
      <text:p text:style-name="P2"/>
      <text:p text:style-name="P2"><text:tab/><text:tab/>GrowingNetwork3D(long int n, long int m, double baseGam = 1.0, double baseTol = 1.0, double baseItr = 36): arranges the first m+1 nodes in a clique on the sphere in an equalized configuration, then grows the remaining n – (m+1) nodes using GrowingNetwork3D::grow(long int n) with n – (m+1) as the parameter n; also seeds the pseudorandom number generator the first time it is called</text:p>
      <text:p text:style-name="P2"/>
      <text:p text:style-name="P2"><text:soft-page-break/><text:tab/><text:tab/>SpatialVertex* getNode(long int i): overrides the Graph::getNode(long int i) method to provide a SpatialVertex* instead of a Vertex*, despite the fact that storing a SpatialVertex* in the nodes data structure will cast it to a Vertex*; should be used instead of nodes.at(i)</text:p>
      <text:p text:style-name="P2"/>
      <text:p text:style-name="P2"><text:tab/><text:tab/>grow(long int n): grows n additional nodes onto the graph using the following algorithm:</text:p>
      <text:list xml:id="list400651406" text:style-name="L2">
        <text:list-item>
          <text:p text:style-name="P5">choose a random location on the sphere using the method GrowingNetwork3D::randomLocation()</text:p>
        </text:list-item>
        <text:list-item>
          <text:p text:style-name="P5">place a new SpatialVertex there and connect it to its m nearest neighbors, obtained from the method GrowingNetwork3D::findMNearestNeighbors(SpatialVertex* start)</text:p>
        </text:list-item>
        <text:list-item>
          <text:p text:style-name="P5">run GrowingNetwork3D::equalize() to attempt to evenly space the nodes across the surface of the sphere (approximately)</text:p>
        </text:list-item>
        <text:list-item>
          <text:p text:style-name="P5">repeat until n nodes have been added</text:p>
        </text:list-item>
      </text:list>
      <text:p text:style-name="P2"/>
      <text:p text:style-name="P2"><text:tab/><text:tab/>double* randomLocation(): returns a random location on the surface of the sphere from a uniform distribution of all points on the sphere, according to Wolfram Mathworld's algorithm for randomly picking a point on a sphere; the resulting array is dynamically allocated, but does not need to be deleted if it is used in the constructor SpatialVertex::SpatialVertex(long int dimension, double* position, long int startTime)</text:p>
      <text:p text:style-name="P2"/>
      <text:p text:style-name="P2"><text:tab/><text:tab/>double distanceSquared(SpatialVertex* a, SpatialVertex* b): returns the square of the distance (a scalar) between two SpatialVertices each of three dimensions; used for quick distance comparisons and inverse-square forces</text:p>
      <text:p text:style-name="P2"/>
      <text:p text:style-name="P2"><text:tab/><text:tab/>double distance(SpatialVertex* a, SpatialVertex* b): returns the distance (as a scalar) between two SpatialVertices of three dimensions; relies on the distanceSquared method</text:p>
      <text:p text:style-name="P2"/>
      <text:p text:style-name="P2"><text:tab/><text:tab/>double* sumForces(SpatialVertex* node): sums the force vectors (of magnitude 1/r^2) on a single node from all other nodes in the graph, excluding itself from such a sum; returns a dynamically allocated array of doubles, each representing a component of the vector</text:p>
      <text:p text:style-name="P2"/>
      <text:p text:style-name="P2"><text:tab/><text:tab/>SpatialVertex** findMNearestNeighbors(SpatialVertex* start): finds the m spatially nearest neighbors to some starting node</text:p>
      <text:p text:style-name="P2"/>
      <text:p text:style-name="P2"><text:tab/><text:tab/>double linearDistance(Vertex* a, Vertex* b): returns the scalar distance between two points in three-dimensional Cartesian space; used only to override the pure virtual function in GrowingNetwork; note that this is not safe for use with classes which are not, or do not derive from, SpatialVertices as inputs</text:p>
      <text:p text:style-name="P2"/>
      <text:p text:style-name="P2"><text:tab/><text:tab/>void equalize(): calls GrowingNetwork3D::gradientDescent, scaling the baseGam parameter as N^-1.5; see the design document for a detailed explanation as to this choice of scaling</text:p>
      <text:p text:style-name="P2"/>
      <text:p text:style-name="P2"><text:tab/><text:tab/>void gradientDescent(double gamma, double tolerance, long int maxItr): perform gradient descent for either maxItr steps or until the difference between the actual and minimum potentials is less than or equal to tolerance (for large N only) multiplied by the change in minimum potential due to the Nth node, using a force-to-displacement conversion factor of gamma</text:p>
      <text:p text:style-name="P2"/>
      <text:p text:style-name="P2"><text:tab/><text:tab/>double calculateMinimumPotential(long int n, long int d): calculate the minimum potential of n nodes on a unit sphere, based on the equation given in the design document; additionally, there is a parameter d for the dimension of the space, which is not used</text:p>
      <text:p text:style-name="P2"><text:soft-page-break/></text:p>
      <text:p text:style-name="P2"><text:tab/><text:tab/>double calculateMinimumPotentialDifference(long int init_n, long int final_n, long int d): calculate the change in minimum potential due to going from init_n nodes to final_n nodes on a hypersphere in a space of dimension d</text:p>
      <text:p text:style-name="P2"/>
      <text:p text:style-name="P2"><text:tab/><text:tab/>~GrowingNetwork3D(): destructor which calls the destructors for all nodes in the GrowingNetwork3D</text:p>
      <text:p text:style-name="P2"/>
      <text:p text:style-name="P1">PositiveChargeGrowingNetwork2D: <text:span text:style-name="T2">This is an implementation of a growing network based on J.J. Thomson's Plum Pudding model of the atom. Basically we start similar to GrowingNetwork3D but instead of keeping points on the surface of a sphere we keep them in a circle. Thus in addition to the electron-electron repulsion we also include a cloud of positive charge that keeps all of the points in a </text:span><text:span text:style-name="T2">circle of radius 1. The electron-electron repulsion has a log(r) potential while the electron-cloud potential is quadratic with r (i.e. the points are attached to the center by springs). This is the standard model for electrostatics in 2 dimensons. The same gradient descent equalization is used here as in the growingnetwork3d, expect of course we use 2 dimensions and different force laws.</text:span></text:p>
      <text:p text:style-name="P2"/>
      <text:p text:style-name="P2"><text:tab/>Fields, Methods, and Macros are the same here as for growingnetwork3d with the exception of:</text:p>
      <text:p text:style-name="P2"><text:tab/><text:tab/></text:p>
      <text:p text:style-name="P2"><text:tab/><text:tab/>DISTANCE_SQUARED_2D(a,b): gives magnitude squared of distance vector between two points</text:p>
      <text:p text:style-name="P2"><text:tab/><text:tab/>double alpha: this is a constant specifying the force constant for electron-electron interactions.</text:p>
      <text:p text:style-name="P2"><text:tab/></text:p>
      <text:p text:style-name="P2"><text:tab/><text:tab/>double beta: this is a constant specifying the force constant for electron-cloud interactions. By default this is set to be alpha*N so that there is always the same amount of positive charge as there is negative charge.</text:p>
      <text:p text:style-name="P2"/>
      <text:p text:style-name="P1">NSphere<text:span text:style-name="T2">: an extension of GrowingNetwork (because dynamic binding hinders compiler optimization) to an arbitrary number of dimensions with SpatialVertices placed on an N-dimensional sphere in (N+1)-dimensional space</text:span></text:p>
      <text:p text:style-name="P2"/>
      <text:p text:style-name="P2"><text:tab/>Macros:</text:p>
      <text:p text:style-name="P2"/>
      <text:p text:style-name="P2"><text:tab/><text:tab/>NSPHERE_DEFAULT_RADIUS: the default radius to which all points must return, currently is 1.0</text:p>
      <text:p text:style-name="P2"/>
      <text:p text:style-name="P2"><text:tab/><text:tab/>NSPHERE_DEFAULT_GAMMA: the default baseGam value passed to the NSphere constructor, currently is 1.0</text:p>
      <text:p text:style-name="P2"/>
      <text:p text:style-name="P2"><text:tab/><text:tab/>NSPHERE_DEFAULT_TOLERANCE: the default baseTol value passed to the NSphere constructor, currently is 0.01</text:p>
      <text:p text:style-name="P2"/>
      <text:p text:style-name="P2"><text:tab/><text:tab/>NSPHERE_DEFAULT_ITERATIONS: the default baseItr value passed to the NSphere constructor, currently is 36</text:p>
      <text:p text:style-name="P2"/>
      <text:p text:style-name="P2"><text:tab/><text:tab/>NSPHERE_DEFAULT_THRESHOLD: the default threshold below which gradient descent will be called with each additional node, regardless of the equalization period, currently 100</text:p>
      <text:p text:style-name="P2"/>
      <text:p text:style-name="P2"><text:soft-page-break/><text:tab/><text:tab/>NSPHERE_DEFAULT_PERIOD: the default period with which equalization will occur (in units of nodes added), currently 10</text:p>
      <text:p text:style-name="P1"/>
      <text:p text:style-name="P1"><text:tab/><text:span text:style-name="T2">Fields:</text:span></text:p>
      <text:p text:style-name="P2"/>
      <text:p text:style-name="P2"><text:tab/><text:tab/>const long int DIM: the dimension of the sphere, which is one less than the dimension of the space in which it is embedded; all SpatialVertices are of dimension DIM+1</text:p>
      <text:p text:style-name="P2"/>
      <text:p text:style-name="P2"><text:tab/><text:tab/>double radius: the radius of the NSphere, to which all points are bound</text:p>
      <text:p text:style-name="P2"/>
      <text:p text:style-name="P2"><text:tab/><text:tab/>double baseGam: the base value for the timestep, gamma, of the NSphere::gradientDescent algorithm</text:p>
      <text:p text:style-name="P2"/>
      <text:p text:style-name="P2"><text:tab/><text:tab/>double baseTol: the base value for the tolerance (in units of average half-separation between tightly packed nodes) of the NSphere::gradientDescent algorithm</text:p>
      <text:p text:style-name="P2"/>
      <text:p text:style-name="P2"><text:tab/><text:tab/>long int baseItr: the base value for the maximum iterations of any given call to the NSphere::gradientDescent algorithm</text:p>
      <text:p text:style-name="P2"/>
      <text:p text:style-name="P2"><text:tab/><text:tab/>long int equalizationThreshold: the graph size below which equalization should take place after each additional node; above this size, equalization may take place less frequently</text:p>
      <text:p text:style-name="P2"/>
      <text:p text:style-name="P2"><text:tab/><text:tab/>long int equalizationPeriod: the number of nodes added per call to gradient descent; if, during the growth phase, N%equalizationPeriod == 0 or N &lt; equalizationThreshold, then gradient descent will be called</text:p>
      <text:p text:style-name="P2"/>
      <text:p text:style-name="Standard"><text:span text:style-name="T2"><text:tab/><text:tab/>double iterationWeights: a bookkeeping variable to track the amount of computation done by NSphere::gradientDescent during the life of the object; the weight of a single iteration in NSphere::gradientDescent is N</text:span><text:span text:style-name="T6">2</text:span>, so a single call to NSphere::gradientDescent may increase iterationWeights by up to baseItr * <text:span text:style-name="T2">N</text:span><text:span text:style-name="T6">2</text:span></text:p>
      <text:p text:style-name="P2"/>
      <text:p text:style-name="P2"><text:tab/>Methods:</text:p>
      <text:p text:style-name="P2"/>
      <text:p text:style-name="P2"><text:tab/><text:tab/>SpatialVertex* getNode(long int i): method to retrieve a node from Graph::nodes and cast it to a SpatialVertex*</text:p>
      <text:p text:style-name="P2"/>
      <text:p text:style-name="P2"><text:tab/><text:tab/>double* randomLocation(): updated from GrowingNetwork3D to work in an arbitrary number of dimensions by drawing each Cartesian component of the position vector from a normal distribution, then normalizing it to the radius; dynamically allocates an array which should be deleted after use</text:p>
      <text:p text:style-name="P2"/>
      <text:p text:style-name="P2"><text:tab/><text:tab/>double linearDistance(Vertex* a, Vertex* b): overrides the pure virtual method GrowingNetwork::linearDistance to provide the (unsigned) scalar distance between two SpatialVertices of dimension DIM+1; relies on the overloaded function of the same name with double* parameters</text:p>
      <text:p text:style-name="P2"/>
      <text:p text:style-name="P2"><text:tab/><text:tab/>double linearDistance(double* a, double* b): calculates the (unsigned) scalar distance between two position vectors, which must be of dimension DIM+1 (aka in the space in which the NSphere is embedded); otherwise, behavior is undefined and possibly fatal</text:p>
      <text:p text:style-name="P2"/>
      <text:p text:style-name="P2"><text:soft-page-break/><text:tab/>SpatialVertex** findMNearestNeighbors(SpatialVertex* start): finds the m spatially nearest neighbors (self not included) to a given SpatialVertex*, which must be of the same dimension as the SpatialVertices of the NSphere (DIM+1), though it does not need to belong to the NSphere; this method returns an array which should be deleted after use</text:p>
      <text:p text:style-name="P2"/>
      <text:p text:style-name="Standard"><text:span text:style-name="T2"><text:tab/><text:tab/>double* sumForces(SpatialVertex* node): sums the forces on a single node from all nodes, using r</text:span><text:span text:style-name="T6">-DIM</text:span><text:span text:style-name="T2"> as the magnitude of the force between two nodes separated by a distance r (as a generalization of Coulomb's law to a (DIM+1)-dimensional space); dynamically allocates an array which should be deleted after use</text:span></text:p>
      <text:p text:style-name="P2"/>
      <text:p text:style-name="P2"><text:tab/><text:tab/>void normalizeRadius(SpatialVertex* node): normalizes the radial distance of a given node to the radius of the NSphere on which it should lie</text:p>
      <text:p text:style-name="P2"/>
      <text:p text:style-name="Standard"><text:span text:style-name="T2"><text:tab/><text:tab/>void equalize(): calls gradient descent with a gamma that scales with 1/(N</text:span><text:span text:style-name="T6">1+1/DIM</text:span>), and a tolerance and maximum iterations which do not scale with N in any way</text:p>
      <text:p text:style-name="Standard"/>
      <text:p text:style-name="Standard"><text:tab/><text:tab/>void gradientDescent(double gamma, double tolerance, long int maxItr): method to apply gradientDescent to the points on the sphere, normalizing their radial distances to the radius of the sphere after every movement, using gamma as the timestep, tolerance the maximum displacement per timestep to allow premature exiting (in units of the radius of the average volume of N closely packed balls), and maxItr as the largest allowed number of iterations (regardless of tolerance)</text:p>
      <text:p text:style-name="P2"/>
      <text:p text:style-name="P1">NBall<text:span text:style-name="T2">: an N-dimensional generalization of PositiveChargeGrowingNetwork2D, which inherits from GrowingNetwork rather than PositiveChargeGrowingNetwork2D because optimization is hindered by dynamic binding<text:line-break/></text:span></text:p>
      <text:p text:style-name="P2"><text:tab/>Macros:</text:p>
      <text:p text:style-name="P2"/>
      <text:p text:style-name="P2"><text:tab/><text:tab/>NBALL_DEFAULT_RADIUS: the default radius passed to the constructor, 1.0</text:p>
      <text:p text:style-name="P2"/>
      <text:p text:style-name="P2"><text:tab/><text:tab/>NBALL_DEFAULT_ALPHA: the default inter-node force constant passed to the constructor, 1.0</text:p>
      <text:p text:style-name="P2"/>
      <text:p text:style-name="P2"><text:tab/><text:tab/>NBALL_DEFAULT_GAMMA: the default time-step size passed to the constructor, 1.0</text:p>
      <text:p text:style-name="P2"/>
      <text:p text:style-name="P2"><text:tab/><text:tab/>NBALL_DEFAULT_TOLERANCE: the default tolerance passed to the constructor, 0.01</text:p>
      <text:p text:style-name="P2"/>
      <text:p text:style-name="P2"><text:tab/><text:tab/>NBALL_DEFAULT_ITERATIONS: the default maximum number of iterations passed to the constructor, 100</text:p>
      <text:p text:style-name="P2"/>
      <text:p text:style-name="P2"><text:tab/><text:tab/>NBALL_DEFAULT_THRESHOLD: the default threshold below which equalization will take place after every additional node, 100</text:p>
      <text:p text:style-name="P2"/>
      <text:p text:style-name="P2"><text:tab/><text:tab/>NBALL_DEFAULT_PERIOD: the default number of nodes to be added per each call to the gradient descent algorithm, 10</text:p>
      <text:p text:style-name="P2"/>
      <text:p text:style-name="P2"><text:tab/>Fields:</text:p>
      <text:p text:style-name="P2"><text:tab/><text:tab/>const long int DIM: the dimension of the NBall, set at initialization and immutable <text:soft-page-break/>thereafter</text:p>
      <text:p text:style-name="P2"/>
      <text:p text:style-name="P2"><text:tab/><text:tab/>double radius: the radius of the ball which nodes may occupy; limits the placement of nodes using NBall::randomLocation</text:p>
      <text:p text:style-name="P2"/>
      <text:p text:style-name="P2"><text:tab/><text:tab/>double baseAlpha: the base value of the force constant governing the interactions between nodes, which here are analogous to electrons; also informs the value of beta, the attractive cloud force constant, which is always alpha multiplied by the number of nodes in the graph</text:p>
      <text:p text:style-name="P2"/>
      <text:p text:style-name="P2"><text:tab/><text:tab/>double baseGamma: the base value of the timestep size for iterations of the gradient descent algorithm</text:p>
      <text:p text:style-name="P2"/>
      <text:p text:style-name="P2"><text:tab/><text:tab/>double baseTolerance: the base value of the tolerance for movement in the gradient descent algorithm</text:p>
      <text:p text:style-name="P2"/>
      <text:p text:style-name="P2"><text:tab/><text:tab/>long int baseItr: the base value of the maximum number of iterations of gradient descent to be performed regardless of the inaccuracy of the result</text:p>
      <text:p text:style-name="P2"/>
      <text:p text:style-name="P2"><text:tab/><text:tab/>long int equalizationThreshold: the number of nodes below which gradient descent is applied after each additional node, regardless of the equalizationPeriod</text:p>
      <text:p text:style-name="P2"/>
      <text:p text:style-name="P2"><text:tab/><text:tab/>long int equalizationPeriod: the number of nodes added between calls to gradient descent (if the number of nodes is above the equalizationThreshold); above the threshold, gradient descent is called during the growth phase if and only if N%equalizationPeriod == 0</text:p>
      <text:p text:style-name="P2"/>
      <text:p text:style-name="P2"><text:tab/><text:tab/>long int iterationWeights: a variable tracking the weighted number of iterations performed in Nball::gradientDescent, where the weight of an iteration is N * N</text:p>
      <text:p text:style-name="P2"/>
      <text:p text:style-name="P2"><text:tab/>Methods:</text:p>
      <text:p text:style-name="P2"/>
      <text:p text:style-name="P2"><text:tab/><text:tab/>NBall(long int n, long int m, long int d, double r = NBALL_DEFAULT_RADIUS, double a = NBALL_DEFAULT_ALPHA, double g = NBALL_DEFAULT_GAMMA, double t = NBALL_DEFAULT_TOLERANCE, long int i = NBALL_DEFAULT_ITERATIONS, long int et = NBALL_DEFAULT_THRESHOLD, long int ep = NBALL_DEFAULT_PERIOD): constructor with some default parameters (number of nodes, new links formed per node, dimension, and the defaults: radius, gamma, alpha, tolerance, and iterations)</text:p>
      <text:p text:style-name="P2"/>
      <text:p text:style-name="P2"><text:tab/><text:tab/>SpatialVertex* getNode(long int i): overrides Graph::getNode to automatically cast retrieved nodes to SpatialVertices*</text:p>
      <text:p text:style-name="P2"/>
      <text:p text:style-name="P2"><text:tab/><text:tab/>void grow(long int n): adds n new nodes, adjusting the value of beta after every addition, and calling gradient descent after every node (if the graph size is below equalizationThreshold) or after a number of nodes determined by equalizationPeriod</text:p>
      <text:p text:style-name="P2"/>
      <text:p text:style-name="P2"><text:tab/><text:tab/>double* randomLocation(): generates a random location in DIM dimensions by randomly selecting a point from a uniform distribution over the appropriate n-cube, then discarding it and trying again if it has a radius greater than the allowed radius (which becomes more probable as DIM grows)</text:p>
      <text:p text:style-name="P2"/>
      <text:p text:style-name="P2"><text:soft-page-break/><text:tab/><text:tab/>double linearDistance(Vertex* a, Vertex* b): overrides GrowingNetwork::linearDistance to apply to SpatialVertices*; unsafe for use with any class that is not a SpatialVertex or a derived class</text:p>
      <text:p text:style-name="P2"/>
      <text:p text:style-name="P2"><text:tab/><text:tab/>SpatialVertex** findMNearestNeighbors(SpatialVertex* start): finds the m spatially nearest neighbors (self not included) to a given SpatialVertex*, which must be of the same dimension as the SpatialVertices of the NBall, though it does not need to belong to the NBall; this method returns an array which should be deleted after use</text:p>
      <text:p text:style-name="P2"/>
      <text:p text:style-name="P2"><text:tab/><text:tab/>double* sumForces(SpatialVertex* node): sums the repulsive (inter-node) forces and attractive (cloud of “charge”) forces on a given SpatialVertex*, which must be of the same dimension as the SpatialVertices of the NBall, though it does not need to belong to the NBall; this method returns an array which should be deleted after use</text:p>
      <text:p text:style-name="P2"/>
      <text:p text:style-name="Standard"><text:span text:style-name="T7"><text:tab/><text:tab/>void equalize(): calls NBall::gradientDescent with the parameter gamma scaling with 1/N</text:span><text:span text:style-name="T5">1+1/D</text:span>, and the tolerance and maximum iterations not scaling at all</text:p>
      <text:p text:style-name="Standard"/>
      <text:p text:style-name="Standard"><text:tab/><text:tab/>void gradientDescent(double gamma, double tolerance, long int maxItr): using the results of NBall::sumForces for all nodes, this method allows the forces on each node to push them around until either a) the algorithm performs the maximum allowed number of iterations (maxItr), or b) until the maximum scalar displacement of all nodes in the NBall in a single timestep is less than the highest tolerated movement (tolerance * radius of average volume per node)</text:p>
      <text:p text:style-name="Standard"/>
      <text:p text:style-name="Standard"><text:tab/><text:tab/>~NBall(): an empty destructor which currently does nothing but call ~GrowingNetwork() as part of its default behavior</text:p>
      <text:p text:style-name="P2"/>
      <text:p text:style-name="P2"><text:span text:style-name="T1">PPGrowingNetwork1D: </text:span>a 1-dimensional version of the plum pudding growing network model, which inherits from GrowingNetwork. Here the charges (nodes) are constrained to exist on a line rather than in a circle. Since we limit ourselves to 1 dimension we use the 1 dimensional electrostatic potential, which winds up yielding a constant force for the electron electron interactions and a linear force for the electron-cloud interactions. The same gradient descent as in the other methods is used here.<text:tab/><text:tab/></text:p>
      <text:p text:style-name="P2"/>
      <text:p text:style-name="P2"><text:tab/>Fields, Methods, and Macros are the same here as for PositiveChargeGrowingNetwork2D with the exception of:</text:p>
      <text:p text:style-name="P2"/>
      <text:p text:style-name="P2"><text:tab/><text:tab/>DISTANCE_1D(a , b): returns the linear distance between two nodes.</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6-05T17:16:24</meta:creation-date>
    <dc:date>2013-07-08T14:00:35</dc:date>
    <meta:editing-duration>PT13H25M43S</meta:editing-duration>
    <meta:editing-cycles>201</meta:editing-cycles>
    <meta:generator>LibreOffice/3.5$Linux_x86 LibreOffice_project/350m1$Build-2</meta:generator>
    <meta:document-statistic meta:table-count="0" meta:image-count="0" meta:object-count="0" meta:page-count="11" meta:paragraph-count="163" meta:word-count="4019" meta:character-count="26918" meta:non-whitespace-character-count="22775"/>
  </office:meta>
</office:document-meta>
</file>